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ongti TC" svg:font-family="Songti TC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 fo:background-color="#868686"/>
    </style:style>
    <style:style style:name="P2" style:family="paragraph" style:parent-style-name="Standard">
      <style:paragraph-properties fo:margin-bottom="0.1667in"/>
      <style:text-properties style:font-name="Songti TC" fo:font-size="12.0pt" fo:background-color="#ececec"/>
    </style:style>
    <style:style style:name="T1" style:family="text">
      <style:text-properties style:font-name="Songti TC"/>
    </style:style>
    <style:style style:name="T2" style:family="text">
      <style:text-properties fo:color="#032726"/>
    </style:style>
    <style:style style:name="T3" style:family="text">
      <style:text-properties style:font-name="Times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</text:span><text:s/>  |  2019.05.20 17:47   |   <text:a xlink:type="simple" xlink:href="http://palinfo.habago.org/Entry?Command=Information_PrintForum&amp;iPage=13&amp;sType=FORUM#FORUM37470"><text:span text:style-name="T2">#</text:span></text:a></text:p>
      <text:p text:style-name="P2">卡韓政變<text:span text:style-name="T3">(49)</text:span>：寧可投給一隻蟑螂<text:span text:style-name="T3"> <text:line-break/><text:line-break/></text:span>陳真<text:span text:style-name="T3"><text:s/>2019. 05. 20. <text:line-break/><text:line-break/><text:line-break/></text:span>郭台銘的無恥程度，打破了我的想像，可以說是到了一種違反人性的等級；從今而後，我只能用人渣來形容這樣一個人，真是非常無恥：<text:span text:style-name="T3"> <text:line-break/><text:line-break/></text:span>一方面從同志背後開槍，沒打死，就改從正面轟大炮，叫囉嘍出來造謠抹黑什麼<text:span text:style-name="T3"><text:s/>"</text:span>四千萬疑雲<text:span text:style-name="T3">"</text:span>，什麼<text:span text:style-name="T3"><text:s/>"</text:span>詐騙集團<text:span text:style-name="T3">"</text:span>，讓下屬對韓國瑜一再進行人格謀殺，但自己卻扮起好人，對韓國瑜稱兄道弟。現在居然說他<text:span text:style-name="T3"><text:s/>"</text:span>認了<text:span text:style-name="T3">"</text:span>，<text:span text:style-name="T3">"</text:span>承認<text:span text:style-name="T3">" </text:span>他是為了幫助韓國瑜解套、讓他不用出來選總統，所以自己才出來選。它媽的，我真是沒見過天底下有這麼下三濫的人渣。<text:span text:style-name="T3"> <text:line-break/><text:line-break/></text:span>截至目前為止，不管是朱立倫或王金平，都還是保持君子之爭，不搞下流手段。但是郭台銘及吳敦義等人卻奧步不斷。<text:span text:style-name="T3"> <text:line-break/><text:line-break/></text:span>長年以來，對於島內政治我有個重要心得就是：你不可能透過任何道德勸說制止為惡。為惡者之所以為惡，要的就是某種權力或利益，因此，惟有當他面臨一旦為惡就反而更會失去他所想要的東西時，他才有可能停止為惡或減緩作惡。<text:span text:style-name="T3"> <text:line-break/><text:line-break/></text:span>反之，如果各種卑劣手段一再被證明有效，或是就算無效也不會給自己招來任何損失時，人渣有可能從政壇絕跡嗎？奧步有可能消失嗎？絕對不會。人渣只會越來越多，奧步只會不段推陳出新，層出不窮。到頭來，一般人民只會成為最大的受害者。<text:span text:style-name="T3"> <text:line-break/><text:line-break/></text:span>於是，島內所謂政治，幾乎等同於一種詐騙集團的勾當；所謂選舉，無非就是各種齷齪下流手段的展現，而這就是台灣二十幾年來所謂民主之真實樣貌；人們的生活一天比一天痛苦，未來一天比一天絕望，處境一天比一天荒唐，但人渣們卻一個比一個腦滿腸肥吃香喝辣，並且世代相傳，雞犬昇天，為所欲為，輕易就能掠奪億萬暴利。<text:span text:style-name="T3"> <text:line-break/><text:line-break/></text:span>請你告訴我，究竟台灣政壇還有多少人不是這樣？究竟還有幾人像韓國瑜那樣的拼命三郎，懷弱惜幼，不為己謀，心懷淑世利他的精神？這樣的一個百年罕見的良善政治人物，卻反而遭到來自藍綠四面八方的人渣的抹黑與糟蹋。<text:span text:style-name="T3"> <text:line-break/><text:line-break/></text:span>我能理解人渣們彷彿無底洞一般的貪婪慾望，但我不能理解的是人們淺碟般的智商，為何如此好騙？並且不管怎麼騙，不管騙幾次，永遠都會上當，甚且甘之如飴，高歌自讚說這就是偉大的民主。<text:span text:style-name="T3"> <text:line-break/><text:line-break/></text:span>韓國瑜能不能當總統或選總統，在某個意義上來說並不重要；更重要的是：倘若我們真心想要有個乾淨的政治文化，好為眾人謀取更好的長遠福祉，那麼，任何使用奧步或抹黑手段的人，都不應該投票給他們。寧可投給一隻蟑螂，也不要投給像人渣黨或郭台銘、柯文哲這樣的人。我們不可能一方面痛恨不良政治所帶來之巨大傷害，另一方面卻又支持一種劣幣逐良幣、奉行抹黑與奧步的齷齪政治文化。<text:span text:style-name="T3"> <text:line-break/><text:line-break/>=================== <text:line-break/></text:span>郭台銘認了！出來參選是為韓國瑜解套<text:span text:style-name="T3"><text:s/></text:span>幫高雄發大財<text:span text:style-name="T3"> <text:line-break/><text:line-break/>Yahoo</text:span>奇摩（即時新聞）<text:span text:style-name="T3"> <text:line-break/><text:line-break/>2019</text:span>年<text:span text:style-name="T3">5</text:span>月<text:span text:style-name="T3">20</text:span>日<text:span text:style-name="T3"> <text:line-break/><text:line-break/></text:span>投入中國國民黨總統初選的鴻海集團董事長郭台銘今天說，出來參選是為高雄市長韓國瑜解套，讓韓安心當市長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